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500000020A8DEF3DC826B3C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68db1" officeooo:paragraph-rsid="00168db1"/>
    </style:style>
    <style:style style:name="P2" style:family="paragraph" style:parent-style-name="Text_20_body" style:list-style-name="L1">
      <style:text-properties officeooo:paragraph-rsid="00168db1"/>
    </style:style>
    <style:style style:name="P3" style:family="paragraph" style:parent-style-name="Text_20_body" style:list-style-name="L1">
      <style:text-properties officeooo:rsid="0016ea80" officeooo:paragraph-rsid="0016ea80"/>
    </style:style>
    <style:style style:name="P4" style:family="paragraph" style:parent-style-name="Text_20_body" style:list-style-name="L2">
      <style:text-properties officeooo:rsid="0016ea80" officeooo:paragraph-rsid="0016ea80"/>
    </style:style>
    <style:style style:name="P5" style:family="paragraph" style:parent-style-name="Text_20_body" style:list-style-name="L1">
      <style:text-properties fo:font-weight="bold" officeooo:rsid="0016ea80" officeooo:paragraph-rsid="0016ea80" style:font-weight-asian="bold" style:font-weight-complex="bold"/>
    </style:style>
    <style:style style:name="P6" style:family="paragraph" style:parent-style-name="Text_20_body">
      <style:text-properties officeooo:paragraph-rsid="0016ea80"/>
    </style:style>
    <style:style style:name="P7" style:family="paragraph" style:parent-style-name="Heading_20_2">
      <style:text-properties officeooo:rsid="00168db1" officeooo:paragraph-rsid="00168db1"/>
    </style:style>
    <style:style style:name="P8" style:family="paragraph" style:parent-style-name="Heading_20_1">
      <style:text-properties officeooo:paragraph-rsid="00168db1"/>
    </style:style>
    <style:style style:name="P9" style:family="paragraph" style:parent-style-name="Heading_20_1">
      <style:text-properties officeooo:paragraph-rsid="001746cb"/>
    </style:style>
    <style:style style:name="P10" style:family="paragraph" style:parent-style-name="Heading_20_3">
      <style:text-properties officeooo:rsid="00168db1" officeooo:paragraph-rsid="00168db1"/>
    </style:style>
    <style:style style:name="P11" style:family="paragraph" style:parent-style-name="Heading_20_3">
      <style:text-properties officeooo:rsid="0016ea80" officeooo:paragraph-rsid="0016ea80"/>
    </style:style>
    <style:style style:name="P12" style:family="paragraph" style:parent-style-name="Heading_20_3">
      <style:text-properties officeooo:paragraph-rsid="0016ea80"/>
    </style:style>
    <style:style style:name="T1" style:family="text">
      <style:text-properties officeooo:rsid="00168db1"/>
    </style:style>
    <style:style style:name="T2" style:family="text">
      <style:text-properties officeooo:rsid="0016ea80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Simultaneous Map Building and Localization for an Autonomous Mobile Robot</text:h>
      <text:h text:style-name="P7" text:outline-level="2">Problem Statement</text:h>
      <text:h text:style-name="P10" text:outline-level="3">The System Model</text:h>
      <text:list xml:id="list3157953896" text:style-name="L1">
        <text:list-item>
          <text:p text:style-name="P2"><text:span text:style-name="T1">Environment modelled in 2-D, using 3 types of targets (to represent objects in the area):</text:span></text:p>
          <text:list>
            <text:list-item>
              <text:p text:style-name="P1">Points: corners and edges</text:p>
              <text:list>
                <text:list-item>
                  <text:p text:style-name="P1">Represented by a 2-D co-ordinate which specifies the location of the point.</text:p>
                </text:list-item>
              </text:list>
            </text:list-item>
            <text:list-item>
              <text:p text:style-name="P1">Lines: <text:s/>3-D planes <text:span text:style-name="T2">(Wall)</text:span></text:p>
              <text:list>
                <text:list-item>
                  <text:p text:style-name="P1">Represented by a vector containing the perpendicular distance from the origin of the global co-ordinate frame to the line, and the orientation of the perpendicular drawn from the origin to the line</text:p>
                </text:list-item>
              </text:list>
            </text:list-item>
            <text:list-item>
              <text:p text:style-name="P1">Arcs: <text:s/>3-D Cylinders</text:p>
              <text:list>
                <text:list-item>
                  <text:p text:style-name="P1">Represented by a 2-D co-ordinate specifying the centre of the cylinder, and the radius</text:p>
                </text:list-item>
              </text:list>
            </text:list-item>
          </text:list>
        </text:list-item>
        <text:list-item>
          <text:p text:style-name="P3">Lines and arc targets have two end-points associated with it, to facilitate visibility prediction</text:p>
        </text:list-item>
        <text:list-item>
          <text:p text:style-name="P3">The state of the environment is specified by the set of geometric feature locations (true map)</text:p>
          <text:list>
            <text:list-item>
              <text:p text:style-name="P3">True map may be time varying (objects may move), but for the SLAM model, we assume a static environment in which feature locations do not move with time.</text:p>
            </text:list-item>
            <text:list-item>
              <text:p text:style-name="P5"><draw:frame draw:style-name="fr1" draw:name="Image1" text:anchor-type="paragraph" svg:x="6.265cm" svg:y="-0.095cm" svg:width="6.906cm" svg:height="0.847cm" draw:z-index="0"><draw:image xlink:href="Pictures/100000000000010500000020A8DEF3DC826B3C67.png" xlink:type="simple" xlink:show="embed" xlink:actuate="onLoad" loext:mime-type="image/png"/></draw:frame>System State Vector: </text:p>
              <text:list>
                <text:list-item>
                  <text:p text:style-name="P5"><text:span text:style-name="T3">Location of vehicle</text:span></text:p>
                </text:list-item>
                <text:list-item>
                  <text:p text:style-name="P3"><text:span text:style-name="T3">State of environment</text:span></text:p>
                </text:list-item>
              </text:list>
            </text:list-item>
          </text:list>
        </text:list-item>
      </text:list>
      <text:h text:style-name="P12" text:outline-level="3"><text:span text:style-name="T2">Measurement model</text:span></text:h>
      <text:list xml:id="list2060012330" text:style-name="L2">
        <text:list-item>
          <text:p text:style-name="P4">Robot obtains sonar measurements which form the current data set.</text:p>
        </text:list-item>
        <text:list-item>
          <text:p text:style-name="P4">Also have a cumulative dataset, which is the set of datasets through time up to now.</text:p>
        </text:list-item>
        <text:list-item>
          <text:p text:style-name="P4">Each measurement in the dataset is generated by a single geometric feature (or false alarm)</text:p>
          <text:list>
            <text:list-item>
              <text:p text:style-name="P4">Measurement value is a function of vehicle location at current time, and the location of the feature from which it originated.</text:p>
            </text:list-item>
            <text:list-item>
              <text:p text:style-name="P4">Measurement function varies depending on the type of feature.</text:p>
            </text:list-item>
          </text:list>
        </text:list-item>
      </text:list>
      <text:h text:style-name="P11" text:outline-level="3">State Estimation</text:h>
      <text:p text:style-name="P6"/>
      <text:p text:style-name="P6"/>
      <text:h text:style-name="P9" text:outline-level="1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4:41:01.902306151</meta:creation-date>
    <dc:date>2019-01-14T15:58:09.475291909</dc:date>
    <meta:editing-duration>PT43M36S</meta:editing-duration>
    <meta:editing-cycles>2</meta:editing-cycles>
    <meta:generator>LibreOffice/6.1.4.2$Linux_X86_64 LibreOffice_project/10$Build-2</meta:generator>
    <meta:document-statistic meta:table-count="0" meta:image-count="1" meta:object-count="0" meta:page-count="2" meta:paragraph-count="23" meta:word-count="259" meta:character-count="1505" meta:non-whitespace-character-count="1284"/>
  </office:meta>
</office:document-meta>
</file>